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D7000002EB26E8A120504DA1F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385cm" fo:min-width="2.048cm"/>
    </style:style>
    <style:style style:name="gr3" style:family="graphic" style:parent-style-name="standard">
      <style:graphic-properties draw:textarea-horizontal-align="justify" draw:textarea-vertical-align="middle" draw:auto-grow-height="false" fo:min-height="0.385cm" fo:min-width="1.653cm"/>
    </style:style>
    <style:style style:name="gr4" style:family="graphic" style:parent-style-name="standard">
      <style:graphic-properties draw:textarea-horizontal-align="justify" draw:textarea-vertical-align="middle" draw:auto-grow-height="false" fo:min-height="0.385cm" fo:min-width="1.187cm"/>
    </style:style>
    <style:style style:name="gr5" style:family="graphic" style:parent-style-name="standard">
      <style:graphic-properties draw:textarea-horizontal-align="justify" draw:textarea-vertical-align="middle" draw:auto-grow-height="false" fo:min-height="0.385cm" fo:min-width="0.925cm"/>
    </style:style>
    <style:style style:name="gr6" style:family="graphic" style:parent-style-name="standard">
      <style:graphic-properties draw:stroke="none" svg:stroke-color="#000000" draw:fill="none" draw:fill-color="#ffffff" fo:min-height="0.81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16pt"/>
    </style:style>
    <style:style style:name="P4" style:family="paragraph">
      <loext:graphic-properties draw:fill="none" draw:fill-color="#ffffff"/>
      <style:text-properties fo:font-size="16pt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809cm" svg:x="1.001cm" svg:y="1.129cm">
          <draw:image xlink:href="Pictures/10000201000004D7000002EB26E8A120504DA1F5.png" xlink:type="simple" xlink:show="embed" xlink:actuate="onLoad">
            <text:p/>
          </draw:image>
        </draw:frame>
        <draw:custom-shape draw:style-name="gr2" draw:text-style-name="P2" draw:layer="layout" svg:width="2.548cm" svg:height="0.635cm" draw:transform="skewX (0.0125663706143592) rotate (-0.000872664625997355) translate (10.045cm 2.907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2.153cm" svg:height="0.635cm" draw:transform="skewX (0.0125663706143592) rotate (-3.12536109154624) translate (6.123cm 8.841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687cm" svg:height="0.635cm" draw:transform="skewX (0.0125663706143592) rotate (-3.12536109154624) translate (5.996cm 11.516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1.425cm" svg:height="0.635cm" draw:transform="skewX (0.0125663706143592) rotate (-3.12536109154624) translate (6.111cm 7.71cm)">
          <text:p text:style-name="P2"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" draw:layer="layout" svg:width="4.318cm" svg:height="1.063cm" svg:x="0.9cm" svg:y="6.942cm">
          <draw:text-box>
            <text:p text:style-name="P3">“fastWorkerA”</text:p>
          </draw:text-box>
        </draw:frame>
        <draw:frame draw:style-name="gr7" draw:text-style-name="P5" draw:layer="layout" svg:width="3.429cm" svg:height="0.962cm" svg:x="1.735cm" svg:y="8.066cm">
          <draw:text-box>
            <text:p>“main”</text:p>
          </draw:text-box>
        </draw:frame>
        <draw:frame draw:style-name="gr8" draw:text-style-name="P4" draw:layer="layout" svg:width="3.156cm" svg:height="0.878cm" svg:x="1.188cm" svg:y="10.779cm">
          <draw:text-box>
            <text:p text:style-name="P3">“Thread-0”</text:p>
          </draw:text-box>
        </draw:frame>
        <draw:frame draw:style-name="gr8" draw:text-style-name="P5" draw:layer="layout" svg:width="4.011cm" svg:height="0.962cm" svg:x="12.864cm" svg:y="2.705cm">
          <draw:text-box>
            <text:p>Threads Tab</text:p>
          </draw:text-box>
        </draw:frame>
        <draw:custom-shape draw:style-name="gr5" draw:text-style-name="P2" draw:layer="layout" svg:width="1.425cm" svg:height="0.635cm" draw:transform="skewX (0.0125663706143592) rotate (-1.54060213073539) translate (5.54cm 2.86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7" draw:layer="layout" svg:width="6.505cm" svg:height="1.361cm" svg:x="4.048cm" svg:y="1.417cm">
          <draw:text-box>
            <text:p text:style-name="P6"><text:span text:style-name="T1">Select “ThreadingExample”</text:span></text:p>
            <text:p text:style-name="P6"><text:span text:style-name="T1"><text:s/></text:span><text:span text:style-name="T1">while runn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4.33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3-01-03T00:23:06.095779703</dc:date>
    <meta:editing-duration>P1DT5H47M16S</meta:editing-duration>
    <meta:editing-cycles>9</meta:editing-cycles>
    <meta:generator>LibreOffice/6.0.7.3$Linux_X86_64 LibreOffice_project/00m0$Build-3</meta:generator>
    <meta:document-statistic meta:object-count="11"/>
  </office:meta>
</office:document-meta>
</file>